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Symbol1" svg:font-family="Symbol" style:font-family-generic="roman" style:font-pitch="variable" style:font-charset="x-symbol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2.442cm" fo:min-width="2.578cm" loext:decorative="false"/>
      <style:paragraph-properties style:writing-mode="lr-tb"/>
    </style:style>
    <style:style style:name="gr2" style:family="graphic" style:parent-style-name="standard">
      <style:graphic-properties draw:textarea-vertical-align="middle" draw:auto-grow-height="false" fo:min-height="2.442cm" fo:min-width="3.147cm" loext:decorative="false"/>
      <style:paragraph-properties style:writing-mode="lr-tb"/>
    </style:style>
    <style:style style:name="gr3" style:family="graphic" style:parent-style-name="standard">
      <style:graphic-properties draw:textarea-vertical-align="middle" draw:auto-grow-height="false" fo:min-height="2.442cm" fo:min-width="2.489cm" loext:decorative="false"/>
      <style:paragraph-properties style:writing-mode="lr-tb"/>
    </style:style>
    <style:style style:name="gr4" style:family="graphic" style:parent-style-name="standard">
      <style:graphic-properties draw:textarea-vertical-align="middle" draw:auto-grow-height="false" fo:min-height="2.442cm" fo:min-width="3.382cm" loext:decorative="false"/>
      <style:paragraph-properties style:writing-mode="lr-tb"/>
    </style:style>
    <style:style style:name="gr5" style:family="graphic" style:parent-style-name="standard">
      <style:graphic-properties draw:textarea-vertical-align="middle" draw:auto-grow-height="false" fo:min-height="2.442cm" fo:min-width="2.488cm" loext:decorative="false"/>
      <style:paragraph-properties style:writing-mode="lr-tb"/>
    </style:style>
    <style:style style:name="gr6" style:family="graphic" style:parent-style-name="standard">
      <style:graphic-properties draw:fill="solid" draw:fill-color="#5eb91e" draw:textarea-vertical-align="middle" draw:auto-grow-height="false" fo:min-height="2.441cm" fo:min-width="3.982cm" loext:decorative="false"/>
      <style:paragraph-properties style:writing-mode="lr-tb"/>
    </style:style>
    <style:style style:name="gr7" style:family="graphic" style:parent-style-name="standard">
      <style:graphic-properties draw:fill="solid" draw:fill-color="#5eb91e" draw:textarea-vertical-align="middle" draw:auto-grow-height="false" fo:min-height="2.441cm" fo:min-width="2.189cm" loext:decorative="false"/>
      <style:paragraph-properties style:writing-mode="lr-tb"/>
    </style:style>
    <style:style style:name="gr8" style:family="graphic" style:parent-style-name="standard">
      <style:graphic-properties svg:stroke-width="0.152cm" draw:marker-start-width="0.432cm" draw:marker-end-width="0.432cm" draw:fill="none" draw:fill-color="#ffffff" loext:fill-use-slide-background="false" draw:opacity="50%" draw:textarea-horizontal-align="justify" draw:textarea-vertical-align="middle" draw:auto-grow-height="false" fo:min-height="10.131cm" fo:min-width="15.641cm" fo:padding-top="0.201cm" fo:padding-bottom="0.201cm" fo:padding-left="0.326cm" fo:padding-right="0.326cm" draw:shadow-opacity="50%" loext:decorative="false"/>
      <style:paragraph-properties style:writing-mode="lr-tb"/>
    </style:style>
    <style:style style:name="gr9" style:family="graphic" style:parent-style-name="standard">
      <style:graphic-properties draw:textarea-vertical-align="middle" draw:auto-grow-height="false" fo:min-height="2.441cm" fo:min-width="2.489cm" loext:decorative="false"/>
      <style:paragraph-properties style:writing-mode="lr-tb"/>
    </style:style>
    <style:style style:name="gr10" style:family="graphic" style:parent-style-name="objectwithoutfill">
      <style:graphic-properties svg:stroke-width="0.102cm" draw:marker-start-width="0.356cm" draw:marker-end="Arrowheads_20_1" draw:marker-end-width="0.457cm" draw:fill="none" draw:textarea-vertical-align="middle" fo:padding-top="0.176cm" fo:padding-bottom="0.176cm" fo:padding-left="0.301cm" fo:padding-right="0.301cm" loext:decorative="false"/>
      <style:paragraph-properties style:writing-mode="lr-tb"/>
    </style:style>
    <style:style style:name="gr11" style:family="graphic" style:parent-style-name="objectwithoutfill">
      <style:graphic-properties svg:stroke-width="0.102cm" draw:marker-start-width="0.356cm" draw:marker-end="Arrowheads_20_2" draw:marker-end-width="0.457cm" draw:fill="none" draw:textarea-vertical-align="middle" fo:padding-top="0.176cm" fo:padding-bottom="0.176cm" fo:padding-left="0.301cm" fo:padding-right="0.301cm" loext:decorative="false"/>
      <style:paragraph-properties style:writing-mode="lr-tb"/>
    </style:style>
    <style:style style:name="gr12" style:family="graphic" style:parent-style-name="objectwithoutfill">
      <style:graphic-properties svg:stroke-width="0.102cm" draw:marker-start-width="0.356cm" draw:marker-end="Arrowheads_20_3" draw:marker-end-width="0.457cm" draw:fill="none" draw:textarea-vertical-align="middle" fo:padding-top="0.176cm" fo:padding-bottom="0.176cm" fo:padding-left="0.301cm" fo:padding-right="0.301cm" loext:decorative="false"/>
      <style:paragraph-properties style:writing-mode="lr-tb"/>
    </style:style>
    <style:style style:name="gr13" style:family="graphic" style:parent-style-name="objectwithoutfill">
      <style:graphic-properties svg:stroke-width="0.102cm" draw:marker-start-width="0.356cm" draw:marker-end="Arrowheads_20_4" draw:marker-end-width="0.457cm" draw:fill="none" draw:textarea-vertical-align="middle" fo:padding-top="0.176cm" fo:padding-bottom="0.176cm" fo:padding-left="0.301cm" fo:padding-right="0.301cm" loext:decorative="false"/>
      <style:paragraph-properties style:writing-mode="lr-tb"/>
    </style:style>
    <style:style style:name="gr14" style:family="graphic" style:parent-style-name="objectwithoutfill">
      <style:graphic-properties svg:stroke-width="0.102cm" draw:marker-start-width="0.356cm" draw:marker-end="Arrowheads_20_5" draw:marker-end-width="0.457cm" draw:fill="none" draw:textarea-vertical-align="middle" fo:padding-top="0.176cm" fo:padding-bottom="0.176cm" fo:padding-left="0.301cm" fo:padding-right="0.301cm" loext:decorative="false"/>
      <style:paragraph-properties style:writing-mode="lr-tb"/>
    </style:style>
    <style:style style:name="gr15" style:family="graphic" style:parent-style-name="objectwithoutfill">
      <style:graphic-properties svg:stroke-width="0.102cm" draw:marker-start-width="0.356cm" draw:marker-end="Arrowheads_20_6" draw:marker-end-width="0.457cm" draw:fill="none" draw:textarea-vertical-align="middle" fo:padding-top="0.176cm" fo:padding-bottom="0.176cm" fo:padding-left="0.301cm" fo:padding-right="0.301cm" loext:decorative="false"/>
      <style:paragraph-properties style:writing-mode="lr-tb"/>
    </style:style>
    <style:style style:name="gr16" style:family="graphic" style:parent-style-name="objectwithoutfill">
      <style:graphic-properties svg:stroke-width="0.102cm" draw:marker-start-width="0.356cm" draw:marker-end="Arrowheads_20_9" draw:marker-end-width="0.457cm" draw:fill="none" draw:textarea-vertical-align="middle" fo:padding-top="0.176cm" fo:padding-bottom="0.176cm" fo:padding-left="0.301cm" fo:padding-right="0.301cm" loext:decorative="false"/>
      <style:paragraph-properties style:writing-mode="lr-tb"/>
    </style:style>
    <style:style style:name="gr17" style:family="graphic" style:parent-style-name="standard">
      <style:graphic-properties draw:fill="solid" draw:fill-color="#ffff00" draw:textarea-horizontal-align="justify" draw:textarea-vertical-align="middle" draw:auto-grow-height="false" fo:min-height="3.074cm" fo:min-width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7cm" fo:min-width="0cm" loext:decorative="false"/>
      <style:paragraph-properties style:writing-mode="lr-tb"/>
    </style:style>
    <style:style style:name="gr19" style:family="graphic" style:parent-style-name="standard">
      <style:graphic-properties draw:fill="solid" draw:fill-color="#ffff00" draw:textarea-horizontal-align="justify" draw:textarea-vertical-align="middle" draw:auto-grow-height="false" fo:min-height="0.103cm" fo:min-width="1.897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6cm" fo:min-width="0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7cm" fo:min-width="1.64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4cm" fo:min-width="0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loext:graphic-properties draw:fill="solid" draw:fill-color="#5eb91e"/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none" draw:fill-color="#ffffff" draw:opacity="50%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6" style:family="paragraph">
      <loext:graphic-properties draw:fill="solid" draw:fill-color="#ffff00"/>
      <style:paragraph-properties fo:text-align="center"/>
      <style:text-properties fo:font-size="22pt" style:font-size-asian="22pt" style:font-size-complex="22pt"/>
    </style:style>
    <style:style style:name="P7" style:family="paragraph">
      <loext:graphic-properties draw:fill="none" draw:fill-color="#ffffff"/>
      <style:text-properties fo:font-size="22pt" style:font-size-asian="22pt" style:font-size-complex="22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style:font-name="Symbol1" fo:font-weight="bold" style:font-weight-asian="bold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Symbol" fo:font-size="18pt" fo:font-style="normal" fo:text-shadow="none" style:text-underline-style="none" fo:font-weight="bold" style:letter-kerning="true" style:font-name-asian="Symbol" style:font-size-asian="18pt" style:font-style-asian="normal" style:font-weight-asian="bold" style:font-name-complex="Symbol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Symbol1" fo:font-size="18pt" fo:font-style="normal" fo:text-shadow="none" style:text-underline-style="none" fo:font-weight="bold" style:letter-kerning="true" style:font-name-asian="Symbol" style:font-size-asian="18pt" style:font-style-asian="normal" style:font-weight-asian="bold" style:font-name-complex="Symbol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Symbol" fo:font-weight="bold" style:font-name-asian="Symbol" style:font-weight-asian="bold" style:font-name-complex="Symbol" style:font-weight-complex="bold"/>
    </style:style>
    <style:style style:name="T9" style:family="text">
      <style:text-properties style:font-name="Liberation Sans1" fo:font-size="24pt" fo:font-weight="bold" style:font-name-asian="Liberation Sans1" style:font-size-asian="24pt" style:font-weight-asian="bold" style:font-name-complex="Liberation Sans1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078cm" svg:height="2.692cm" svg:x="8.377cm" svg:y="4.93cm">
          <text:p text:style-name="P1"><text:span text:style-name="T1">Config Lo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647cm" svg:height="2.692cm" svg:x="13.28cm" svg:y="4.93cm">
          <text:p text:style-name="P1"><text:span text:style-name="T1">Rule Defin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989cm" svg:height="2.692cm" svg:x="18.809cm" svg:y="4.93cm">
          <text:p text:style-name="P1"><text:span text:style-name="T1">Output Sca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989cm" svg:height="2.692cm" svg:x="8.46cm" svg:y="9.242cm">
          <text:p text:style-name="P1"><text:span text:style-name="T1">Fuzzif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647cm" svg:height="2.692cm" svg:x="13.23cm" svg:y="9.242cm">
          <text:p text:style-name="P1"><text:span text:style-name="T1">Rule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.882cm" svg:height="2.692cm" svg:x="18.423cm" svg:y="9.242cm">
          <text:p text:style-name="P1"><text:span text:style-name="T1">Defuzzifier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988cm" svg:height="2.692cm" svg:x="25.093cm" svg:y="9.242cm">
          <text:p text:style-name="P1"><text:span text:style-name="T1">Motor Driver I2C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4.482cm" svg:height="2.691cm" svg:x="1.074cm" svg:y="15.437cm">
          <text:p text:style-name="P1"><text:span text:style-name="T1">Carriage Inertial 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2.689cm" svg:height="2.691cm" svg:x="25.243cm" svg:y="15.724cm">
          <text:p text:style-name="P1"><text:span text:style-name="T1">H-Bridge Motor 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16.293cm" svg:height="10.533cm" svg:x="7.089cm" svg:y="2.711cm"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989cm" svg:height="2.691cm" svg:x="8.377cm" svg:y="15.487cm">
          <text:p text:style-name="P1"><text:span text:style-name="T1">Acceler ISP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5" draw:layer="layout" svg:x1="9.923cm" svg:y1="7.622cm" svg:x2="9.923cm" svg:y2="9.242cm">
          <text:p text:style-name="P1"><text:span text:style-name="T3"/></text:p>
        </draw:line>
        <draw:line draw:style-name="gr11" draw:text-style-name="P5" draw:layer="layout" svg:x1="14.946cm" svg:y1="7.622cm" svg:x2="14.946cm" svg:y2="9.242cm">
          <text:p text:style-name="P1"><text:span text:style-name="T3"/></text:p>
        </draw:line>
        <draw:line draw:style-name="gr12" draw:text-style-name="P5" draw:layer="layout" svg:x1="11.468cm" svg:y1="10.457cm" svg:x2="13.183cm" svg:y2="10.452cm">
          <text:p text:style-name="P1"><text:span text:style-name="T3"/></text:p>
        </draw:line>
        <draw:line draw:style-name="gr13" draw:text-style-name="P5" draw:layer="layout" svg:x1="16.877cm" svg:y1="10.457cm" svg:x2="18.422cm" svg:y2="10.457cm">
          <text:p text:style-name="P1"><text:span text:style-name="T3"/></text:p>
        </draw:line>
        <draw:line draw:style-name="gr14" draw:text-style-name="P5" draw:layer="layout" svg:x1="20.354cm" svg:y1="7.622cm" svg:x2="20.354cm" svg:y2="9.242cm">
          <text:p text:style-name="P1"><text:span text:style-name="T3"/></text:p>
        </draw:line>
        <draw:line draw:style-name="gr15" draw:text-style-name="P5" draw:layer="layout" svg:x1="22.286cm" svg:y1="10.457cm" svg:x2="24.991cm" svg:y2="10.457cm">
          <text:p text:style-name="P1"><text:span text:style-name="T3"/></text:p>
        </draw:line>
        <draw:line draw:style-name="gr16" draw:text-style-name="P5" draw:layer="layout" svg:x1="9.901cm" svg:y1="15.483cm" svg:x2="9.922cm" svg:y2="11.933cm">
          <text:p text:style-name="P1"><text:span text:style-name="T3"/></text:p>
        </draw:line>
        <draw:custom-shape draw:name="I2C" draw:style-name="gr17" draw:text-style-name="P6" draw:layer="layout" svg:width="0.724cm" svg:height="3.798cm" svg:x="26.226cm" svg:y="11.945cm">
          <text:p text:style-name="P1"><text:span text:style-name="T3"/></text:p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frame draw:style-name="gr18" draw:text-style-name="P7" draw:layer="layout" svg:width="1.893cm" svg:height="1.227cm" svg:x="26.574cm" svg:y="12.9cm">
          <draw:text-box>
            <text:p><text:span text:style-name="T3">I2C</text:span></text:p>
          </draw:text-box>
        </draw:frame>
        <draw:custom-shape draw:style-name="gr19" draw:text-style-name="P6" draw:layer="layout" svg:width="2.739cm" svg:height="0.703cm" svg:x="5.592cm" svg:y="16.481cm">
          <text:p text:style-name="P1"><text:span text:style-name="T3"/>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style-name="gr20" draw:text-style-name="P7" draw:layer="layout" svg:width="1.856cm" svg:height="1.256cm" svg:x="6.237cm" svg:y="15.602cm">
          <draw:text-box>
            <text:p><text:span text:style-name="T3">I2C</text:span></text:p>
          </draw:text-box>
        </draw:frame>
        <draw:frame draw:style-name="gr21" draw:text-style-name="P9" draw:layer="layout" svg:width="2.112cm" svg:height="1.227cm" svg:x="14.019cm" svg:y="3.054cm">
          <draw:text-box>
            <text:p text:style-name="P8"><text:span text:style-name="T3">FLC</text:span></text:p>
          </draw:text-box>
        </draw:frame>
        <draw:frame draw:style-name="gr22" draw:text-style-name="P10" draw:layer="layout" svg:width="2.647cm" svg:height="1.024cm" svg:x="5.915cm" svg:y="17.398cm">
          <draw:text-box>
            <text:p text:style-name="P8"><text:span text:style-name="T4">x, y, </text:span><text:span text:style-name="T5">ω</text:span></text:p>
          </draw:text-box>
        </draw:frame>
        <draw:frame draw:style-name="gr23" draw:text-style-name="P11" draw:layer="layout" svg:width="2.284cm" svg:height="1.03cm" svg:x="10.084cm" svg:y="13.879cm">
          <draw:text-box>
            <text:p text:style-name="P8"><text:span text:style-name="T6"></text:span><text:span text:style-name="T7">, </text:span><text:span text:style-name="T8"></text:span><text:span text:style-name="T8"></text:span></text:p>
          </draw:text-box>
        </draw:frame>
        <draw:frame draw:style-name="gr24" draw:text-style-name="P10" draw:layer="layout" svg:width="1.007cm" svg:height="1.195cm" svg:x="23.662cm" svg:y="9.061cm">
          <draw:text-box>
            <text:p text:style-name="P8"><text:span text:style-name="T9">ⱱ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Symbol1" svg:font-family="Symbol" style:font-family-generic="roman" style:font-pitch="variable" style:font-charset="x-symbol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7-12T13:47:37.973124900</meta:creation-date>
    <dc:date>2025-07-14T11:42:55.675114400</dc:date>
    <meta:editing-duration>PT2H17M45S</meta:editing-duration>
    <meta:editing-cycles>8</meta:editing-cycles>
    <meta:generator>LibreOffice/25.2.4.3$Windows_X86_64 LibreOffice_project/33e196637044ead23f5c3226cde09b47731f7e27</meta:generator>
    <meta:document-statistic meta:object-count="26"/>
  </office:meta>
</office:document-meta>
</file>